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" svg:font-family="Anton, sans-serif"/>
    <style:font-face style:name="Lohit Devanagari1" svg:font-family="'Lohit Devanagari'"/>
    <style:font-face style:name="Pragati Narrow" svg:font-family="'Pragati Narrow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font-name="Anton" fo:font-style="normal" fo:font-weight="normal"/>
    </style:style>
    <style:style style:name="P2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Pragati Narrow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Pragati Narrow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794cm" fo:text-align="start" style:justify-single-word="false" fo:orphans="2" fo:widows="2" fo:text-indent="0cm" style:auto-text-indent="false"/>
      <style:text-properties fo:font-variant="normal" fo:text-transform="none" fo:color="#000000" style:font-name="Pragati Narrow" fo:font-size="13.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Pragati Narrow" fo:font-size="13.5pt" fo:letter-spacing="normal" fo:font-style="normal" fo:font-weight="normal"/>
    </style:style>
    <style:style style:name="T1" style:family="text">
      <style:text-properties fo:font-variant="normal" fo:text-transform="none" fo:color="#000000" style:font-name="Pragati Narrow" fo:font-size="13.5pt" fo:letter-spacing="normal" fo:font-style="normal" fo:font-weight="normal"/>
    </style:style>
    <style:style style:name="T2" style:family="text">
      <style:text-properties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¿HAMBRE REAL O HAMBRE EMOCIONAL?</text:h>
      <text:p text:style-name="P5"><text:span text:style-name="T2">En estas semanas muchas y muchos estamos en exámenes, entregas finales y pendientes por todos lados. Y, hay algo que pasa en nosotros en momentos como estos, nuestros niveles de ansiedad aumentan y el hambre llama a toda hora, así que comenzamos a picar un poco por aquí, y un poco por allá.</text:span></text:p>
      <text:p text:style-name="P3">¿Te ha pasado? ¿Tienes mucha hambre a pesar de ya haber comido? Muchos decimos inmediatamente “es por la ansiedad”, y en muchos casos es cierto, la ansiedad no nos permite quedarnos quietos y pareciese que lo único que logra calmarnos es comer algo, para así estar “ocupados” en algo… ¿pero qué tan cierto es eso?</text:p>
      <text:p text:style-name="P3">Una de las primeras cosas que debes saber, es conocer (y aprender a diferenciar) es el hambre real del hambre emocional.</text:p>
      <text:p text:style-name="P4"><text:span text:style-name="T1">¿Primera vez que escuchas sobre el “</text:span><text:span text:style-name="Emphasis"><text:span text:style-name="T1">hambre emocional</text:span></text:span><text:span text:style-name="T1">”? Pues es el hambre que tenemos y que está vinculado con nuestras emociones. Un día pesado en la universidad, en el trabajo, una pelea con nuestra pareja o con nuestra familia, u otras situaciones, en las cuales sentimos estrés, ansiedad y tristeza, son algunos de los principales desencadenantes de éste hambre emocional, donde, para “calmar” estas emociones, recurrimos a la comida… Pero, probablemente no recurrimos a un vaso de agua o una manzana, sino a lo inmediato (siguiendo el ritmo acelerado de la ansiedad) y comemos algo poco saludable y lleno de azúcares, que irónicamente, sigue aumentando nuestro nivel de ansiedad.</text:span></text:p>
      <text:p text:style-name="P3">Si quieres empezar a ser más consciente de tus emociones tu alimentación, pensemos ¿Cuántas veces comemos a causa de nuestras emociones y cuántas veces lo hacemos por hambre real? Responde a esta pregunta y empezarás a dar cambios en ti.</text:p>
      <text:p text:style-name="P3">Recuerda, no se puede cuidar de nuestro cuerpo sin cuidar nuestra mente, así que toma en cuentas estos 3 consejos para equilibrar mejor tu salud en estas semanas:</text:p>
      <text:list xml:id="list356917678074523155" text:style-name="L1">
        <text:list-item>
          <text:p text:style-name="P6">Si sientes que te estás poniendo muy ansiosa(o) y quieres comer, sólo pregúntate, ¿realmente tengo hambre? (si es un sí, <text:soft-page-break/>cualquier alimento calmaría esa hambre) o ¿es un antojo? (por ejemplo, quieres comer específicamente una barra de chocolate, o papitas…, esa no sería un hambre real, sino más emocional).</text:p>
        </text:list-item>
        <text:list-item>
          <text:p text:style-name="P6">Si lo que más sientes es ansiedad, come algo saludable (en otros posts puedes ver opciones de snacks saludables!)</text:p>
        </text:list-item>
        <text:list-item>
          <text:p text:style-name="P2">Haz una actividad que te relaje, siempre hay tiempo para un estiramiento, hacer ejercicios de respiración, caminar, bailar, pintar, lo que a ti te funcione, recuerda que todos funcionamos de manera diferent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" svg:font-family="Anton, sans-serif"/>
    <style:font-face style:name="Lohit Devanagari1" svg:font-family="'Lohit Devanagari'"/>
    <style:font-face style:name="Pragati Narrow" svg:font-family="'Pragati Narrow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0:00:59.981218728</meta:creation-date>
    <dc:date>2018-07-16T10:05:50.115664820</dc:date>
    <meta:editing-duration>PT4M50S</meta:editing-duration>
    <meta:editing-cycles>1</meta:editing-cycles>
    <meta:document-statistic meta:table-count="0" meta:image-count="0" meta:object-count="0" meta:page-count="2" meta:paragraph-count="10" meta:word-count="414" meta:character-count="2472" meta:non-whitespace-character-count="2071"/>
    <meta:generator>LibreOffice/5.1.6.2$Linux_X86_64 LibreOffice_project/10m0$Build-2</meta:generator>
  </office:meta>
</office:document-meta>
</file>